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8.47mm"/>
    </style:style>
    <style:style style:name="co4" style:family="table-column">
      <style:table-column-properties fo:break-before="auto" style:column-width="51.42mm"/>
    </style:style>
    <style:style style:name="co5" style:family="table-column">
      <style:table-column-properties fo:break-before="auto" style:column-width="134.3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8.4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/>
    </style:style>
    <style:style style:name="ce4" style:family="table-cell" style:parent-style-name="Default">
      <style:table-cell-properties style:text-align-source="value-type" style:repeat-content="fals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pt" style:language-asian="zh" style:country-asian="TW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年份</text:p>
          </table:table-cell>
          <table:table-cell table:style-name="ce1" office:value-type="string" calcext:value-type="string">
            <text:p>領域</text:p>
          </table:table-cell>
          <table:table-cell table:style-name="ce1" office:value-type="string" calcext:value-type="string">
            <text:p>機構專案</text:p>
          </table:table-cell>
          <table:table-cell table:style-name="ce1" office:value-type="string" calcext:value-type="string">
            <text:p>姓名</text:p>
          </table:table-cell>
          <table:table-cell table:style-name="ce1" office:value-type="string" calcext:value-type="string">
            <text:p>貢獻領域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66年</text:p>
          </table:table-cell>
          <table:table-cell table:style-name="ce2" office:value-type="string" calcext:value-type="string">
            <text:p>程式語言</text:p>
          </table:table-cell>
          <table:table-cell table:style-name="ce2" office:value-type="string" calcext:value-type="string">
            <text:p>Whirlwind</text:p>
          </table:table-cell>
          <table:table-cell table:style-name="ce2" office:value-type="string" calcext:value-type="string">
            <text:p><text:a xlink:href="https://zh.wikipedia.org/wiki/艾伦·佩利" xlink:type="simple">艾倫·佩利</text:a></text:p>
          </table:table-cell>
          <table:table-cell table:style-name="ce2" office:value-type="string" calcext:value-type="string">
            <text:p>高階<text:a xlink:href="https://zh.wikipedia.org/wiki/程序设计" xlink:type="simple">程式設計</text:a>技巧，<text:a xlink:href="https://zh.wikipedia.org/wiki/编译器" xlink:type="simple">編譯器</text:a>構造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67年</text:p>
          </table:table-cell>
          <table:table-cell table:style-name="ce2" office:value-type="string" calcext:value-type="string">
            <text:p>計算機結構</text:p>
          </table:table-cell>
          <table:table-cell table:style-name="ce2" office:value-type="string" calcext:value-type="string">
            <text:p>EDSAC</text:p>
          </table:table-cell>
          <table:table-cell table:style-name="ce2" office:value-type="string" calcext:value-type="string">
            <text:p><text:a xlink:href="https://zh.wikipedia.org/wiki/莫里斯·威尔克斯" xlink:type="simple">莫里斯·威爾克斯</text:a></text:p>
          </table:table-cell>
          <table:table-cell table:style-name="ce2" office:value-type="string" calcext:value-type="string">
            <text:p>儲存程序式電腦<text:a xlink:href="https://zh.wikipedia.org/wiki/EDSAC" xlink:type="simple">EDSAC</text:a>，<text:a xlink:href="https://zh.wikipedia.org/wiki/EDSAC_2" xlink:type="simple">EDSAC 2</text:a>，程式<text:a xlink:href="https://zh.wikipedia.org/wiki/库" xlink:type="simple">庫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68年</text:p>
          </table:table-cell>
          <table:table-cell table:style-name="ce2" office:value-type="string" calcext:value-type="string">
            <text:p>數值方法</text:p>
          </table:table-cell>
          <table:table-cell table:style-name="ce2" office:value-type="string" calcext:value-type="string">
            <text:p>貝爾實驗室</text:p>
          </table:table-cell>
          <table:table-cell table:style-name="ce2" office:value-type="string" calcext:value-type="string">
            <text:p><text:a xlink:href="https://zh.wikipedia.org/wiki/理查德·衛斯里·漢明" xlink:type="simple">理察·衛斯里·漢明</text:a></text:p>
          </table:table-cell>
          <table:table-cell table:style-name="ce2" office:value-type="string" calcext:value-type="string">
            <text:p>數值方法，自動編碼系統，錯誤檢測和糾錯碼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69年</text:p>
          </table:table-cell>
          <table:table-cell table:style-name="ce2" office:value-type="string" calcext:value-type="string">
            <text:p>人工智慧</text:p>
          </table:table-cell>
          <table:table-cell table:style-name="ce2" office:value-type="string" calcext:value-type="string">
            <text:p>MIT</text:p>
          </table:table-cell>
          <table:table-cell table:style-name="ce2" office:value-type="string" calcext:value-type="string">
            <text:p><text:a xlink:href="https://zh.wikipedia.org/wiki/马文·闵斯基" xlink:type="simple">馬文·閔斯基</text:a></text:p>
          </table:table-cell>
          <table:table-cell table:style-name="ce2" office:value-type="string" calcext:value-type="string">
            <text:p><text:a xlink:href="https://zh.wikipedia.org/wiki/人工智能" xlink:type="simple">人工智慧</text:a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1970年</text:p>
          </table:table-cell>
          <table:table-cell table:style-name="ce2" office:value-type="string" calcext:value-type="string">
            <text:p>數值方法</text:p>
          </table:table-cell>
          <table:table-cell table:style-name="ce2" office:value-type="string" calcext:value-type="string">
            <text:p>Pilot ACE(圖靈)</text:p>
          </table:table-cell>
          <table:table-cell table:style-name="ce2" office:value-type="string" calcext:value-type="string">
            <text:p><text:a xlink:href="https://zh.wikipedia.org/wiki/詹姆斯·维尔金森" xlink:type="simple">詹姆斯·維爾金森</text:a></text:p>
          </table:table-cell>
          <table:table-cell table:style-name="ce2" office:value-type="string" calcext:value-type="string">
            <text:p>數值分析，線性代數，倒退錯誤分析 (backward error analysis) (EISPACK軟體包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71年</text:p>
          </table:table-cell>
          <table:table-cell table:style-name="ce2" office:value-type="string" calcext:value-type="string">
            <text:p>人工智慧</text:p>
          </table:table-cell>
          <table:table-cell table:style-name="ce2"/>
          <table:table-cell table:style-name="ce2" office:value-type="string" calcext:value-type="string">
            <text:p><text:a xlink:href="https://zh.wikipedia.org/wiki/约翰·麦卡锡" xlink:type="simple">約翰·麥卡錫</text:a></text:p>
          </table:table-cell>
          <table:table-cell table:style-name="ce2" office:value-type="string" calcext:value-type="string">
            <text:p>人工智慧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72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艾兹格·迪科斯彻" xlink:type="simple">艾茲格·迪科斯徹</text:a></text:p>
          </table:table-cell>
          <table:table-cell table:style-name="ce2" office:value-type="string" calcext:value-type="string">
            <text:p><text:a xlink:href="https://zh.wikipedia.org/wiki/程序设计语言" xlink:type="simple">程式設計語言</text:a>的科學與藝術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73年</text:p>
          </table:table-cell>
          <table:table-cell table:style-name="ce2" office:value-type="string" calcext:value-type="string">
            <text:p>資料庫</text:p>
          </table:table-cell>
          <table:table-cell table:style-name="ce2"/>
          <table:table-cell table:style-name="ce2" office:value-type="string" calcext:value-type="string">
            <text:p><text:a xlink:href="https://zh.wikipedia.org/wiki/查理士·巴赫曼" xlink:type="simple">查理士·巴赫曼</text:a></text:p>
          </table:table-cell>
          <table:table-cell table:style-name="ce2" office:value-type="string" calcext:value-type="string">
            <text:p>資料庫技術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74年</text:p>
          </table:table-cell>
          <table:table-cell table:style-name="ce2" office:value-type="string" calcext:value-type="string">
            <text:p>演算法</text:p>
          </table:table-cell>
          <table:table-cell table:style-name="ce2"/>
          <table:table-cell table:style-name="ce2" office:value-type="string" calcext:value-type="string">
            <text:p><text:a xlink:href="https://zh.wikipedia.org/wiki/高德纳" xlink:type="simple">高德納</text:a></text:p>
          </table:table-cell>
          <table:table-cell table:style-name="ce2" office:value-type="string" calcext:value-type="string">
            <text:p>演算法分析、程式設計語言的設計、程式設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1975年</text:p>
          </table:table-cell>
          <table:table-cell table:style-name="ce2" office:value-type="string" calcext:value-type="string">
            <text:p>人工智慧</text:p>
          </table:table-cell>
          <table:table-cell table:style-name="ce2"/>
          <table:table-cell table:style-name="ce2" office:value-type="string" calcext:value-type="string">
            <text:p><text:a xlink:href="https://zh.wikipedia.org/wiki/艾伦·纽厄尔" xlink:type="simple">艾倫·紐厄爾</text:a></text:p>
          </table:table-cell>
          <table:table-cell table:style-name="ce2" office:value-type="string" calcext:value-type="string" table:number-columns-spanned="1" table:number-rows-spanned="2">
            <text:p>人工智慧，人類認知心理學和清單處理（list processing）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人工智慧</text:p>
          </table:table-cell>
          <table:table-cell/>
          <table:table-cell table:style-name="ce2" office:value-type="string" calcext:value-type="string">
            <text:p><text:a xlink:href="https://zh.wikipedia.org/wiki/赫伯特·西蒙" xlink:type="simple">赫伯特·西蒙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1976年</text:p>
          </table:table-cell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迈克尔·拉宾" xlink:type="simple">麥可·拉賓</text:a></text:p>
          </table:table-cell>
          <table:table-cell table:style-name="ce2" office:value-type="string" calcext:value-type="string" table:number-columns-spanned="1" table:number-rows-spanned="2">
            <text:p>非確定性自動機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达纳·斯科特" xlink:type="simple">達納·斯科特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1977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约翰·巴克斯" xlink:type="simple">約翰·巴克斯</text:a></text:p>
          </table:table-cell>
          <table:table-cell table:style-name="ce2" office:value-type="string" calcext:value-type="string">
            <text:p>高階編程系統，程式設計語言規範的形式化定義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78年</text:p>
          </table:table-cell>
          <table:table-cell table:style-name="ce2" office:value-type="string" calcext:value-type="string">
            <text:p>軟體工程</text:p>
          </table:table-cell>
          <table:table-cell table:style-name="ce2"/>
          <table:table-cell table:style-name="ce2" office:value-type="string" calcext:value-type="string">
            <text:p><text:a xlink:href="https://zh.wikipedia.org/wiki/罗伯特·弗洛伊德" xlink:type="simple">羅伯特·弗洛伊德</text:a></text:p>
          </table:table-cell>
          <table:table-cell table:style-name="ce2" office:value-type="string" calcext:value-type="string">
            <text:p>設計高效可靠軟體的方法學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1979年</text:p>
          </table:table-cell>
          <table:table-cell table:style-name="ce4" office:value-type="string" calcext:value-type="string">
            <text:p>程式語言</text:p>
          </table:table-cell>
          <table:table-cell table:style-name="ce4"/>
          <table:table-cell table:style-name="ce2" office:value-type="string" calcext:value-type="string">
            <text:p><text:a xlink:href="https://zh.wikipedia.org/wiki/肯尼斯·艾佛森" xlink:type="simple">肯尼斯·艾佛森</text:a></text:p>
          </table:table-cell>
          <table:table-cell table:style-name="ce2" office:value-type="string" calcext:value-type="string">
            <text:p>程式設計語言和數學符號，互動系統的設計，運用APL進行教學，程式設計語言的理論與實踐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80年</text:p>
          </table:table-cell>
          <table:table-cell table:style-name="ce4" office:value-type="string" calcext:value-type="string">
            <text:p>程式語言</text:p>
          </table:table-cell>
          <table:table-cell table:style-name="ce4"/>
          <table:table-cell table:style-name="ce2" office:value-type="string" calcext:value-type="string">
            <text:p><text:a xlink:href="https://zh.wikipedia.org/wiki/東尼·霍爾" xlink:type="simple">東尼·霍爾</text:a></text:p>
          </table:table-cell>
          <table:table-cell table:style-name="ce2" office:value-type="string" calcext:value-type="string">
            <text:p>程式設計語言的定義與設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81年</text:p>
          </table:table-cell>
          <table:table-cell table:style-name="ce2" office:value-type="string" calcext:value-type="string">
            <text:p>資料庫</text:p>
          </table:table-cell>
          <table:table-cell table:style-name="ce2"/>
          <table:table-cell table:style-name="ce2" office:value-type="string" calcext:value-type="string">
            <text:p><text:a xlink:href="https://zh.wikipedia.org/wiki/埃德加·科德" xlink:type="simple">埃德加·科德</text:a></text:p>
          </table:table-cell>
          <table:table-cell table:style-name="ce2" office:value-type="string" calcext:value-type="string">
            <text:p>資料庫系統，尤其是<text:a xlink:href="https://zh.wikipedia.org/wiki/关系型数据库" xlink:type="simple">關係型資料庫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82年</text:p>
          </table:table-cell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史提芬·古克" xlink:type="simple">史提芬·古克</text:a></text:p>
          </table:table-cell>
          <table:table-cell table:style-name="ce2" office:value-type="string" calcext:value-type="string">
            <text:p><text:a xlink:href="https://zh.wikipedia.org/wiki/计算复杂度" xlink:type="simple">計算複雜度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1983年</text:p>
          </table:table-cell>
          <table:table-cell table:style-name="ce4" office:value-type="string" calcext:value-type="string">
            <text:p>程式語言</text:p>
          </table:table-cell>
          <table:table-cell table:style-name="ce4"/>
          <table:table-cell table:style-name="ce2" office:value-type="string" calcext:value-type="string">
            <text:p><text:a xlink:href="https://zh.wikipedia.org/wiki/肯·汤普逊" xlink:type="simple">肯·湯普遜</text:a></text:p>
          </table:table-cell>
          <table:table-cell table:style-name="ce2" office:value-type="string" calcext:value-type="string" table:number-columns-spanned="1" table:number-rows-spanned="2">
            <text:p><text:a xlink:href="https://zh.wikipedia.org/wiki/Unix" xlink:type="simple">UNIX</text:a>作業系統和<text:a xlink:href="https://zh.wikipedia.org/wiki/C语言" xlink:type="simple">C語言</text:a>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作業系統</text:p>
          </table:table-cell>
          <table:table-cell table:style-name="ce6" office:value-type="string" calcext:value-type="string">
            <text:p><text:a xlink:href="https://zh.wikipedia.org/wiki/Multics" xlink:type="simple">Multics</text:a> </text:p>
          </table:table-cell>
          <table:table-cell table:style-name="ce2" office:value-type="string" calcext:value-type="string">
            <text:p><text:a xlink:href="https://zh.wikipedia.org/wiki/丹尼斯·里奇" xlink:type="simple">丹尼斯·里奇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1984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尼克劳斯·维尔特" xlink:type="simple">尼克勞斯·維爾特</text:a></text:p>
          </table:table-cell>
          <table:table-cell table:style-name="ce2" office:value-type="string" calcext:value-type="string">
            <text:p>程式設計語言設計、程式設計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85年</text:p>
          </table:table-cell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理查德·卡普" xlink:type="simple">理察·卡普</text:a></text:p>
          </table:table-cell>
          <table:table-cell table:style-name="ce2" office:value-type="string" calcext:value-type="string">
            <text:p>演算法理論，尤其是<text:a xlink:href="https://zh.wikipedia.org/wiki/NP-完全" xlink:type="simple">NP-完全性</text:a>理論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1986年</text:p>
          </table:table-cell>
          <table:table-cell table:style-name="ce2" office:value-type="string" calcext:value-type="string">
            <text:p>演算法</text:p>
          </table:table-cell>
          <table:table-cell table:style-name="ce2"/>
          <table:table-cell table:style-name="ce2" office:value-type="string" calcext:value-type="string">
            <text:p><text:a xlink:href="https://zh.wikipedia.org/wiki/約翰·霍普克洛夫特" xlink:type="simple">約翰·霍普克洛夫特</text:a></text:p>
          </table:table-cell>
          <table:table-cell table:style-name="ce2" office:value-type="string" calcext:value-type="string" table:number-columns-spanned="1" table:number-rows-spanned="2">
            <text:p>演算法和資料結構的設計與分析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演算法</text:p>
          </table:table-cell>
          <table:table-cell/>
          <table:table-cell table:style-name="ce2" office:value-type="string" calcext:value-type="string">
            <text:p><text:a xlink:href="https://zh.wikipedia.org/wiki/罗伯特·塔扬" xlink:type="simple">羅伯特·塔揚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1987年</text:p>
          </table:table-cell>
          <table:table-cell table:style-name="ce2" office:value-type="string" calcext:value-type="string">
            <text:p>計算機結構</text:p>
          </table:table-cell>
          <table:table-cell table:style-name="ce2"/>
          <table:table-cell table:style-name="ce2" office:value-type="string" calcext:value-type="string">
            <text:p><text:a xlink:href="https://zh.wikipedia.org/wiki/约翰·科克" xlink:type="simple">約翰·科克</text:a></text:p>
          </table:table-cell>
          <table:table-cell table:style-name="ce2" office:value-type="string" calcext:value-type="string">
            <text:p>編譯理論，大型系統的體系結構，及精簡指令集（<text:a xlink:href="https://zh.wikipedia.org/wiki/精简指令集" xlink:type="simple">RISC</text:a>）電腦的開發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88年</text:p>
          </table:table-cell>
          <table:table-cell table:style-name="ce2" office:value-type="string" calcext:value-type="string">
            <text:p>電腦繪圖</text:p>
          </table:table-cell>
          <table:table-cell table:style-name="ce2" office:value-type="string" calcext:value-type="string">
            <text:p>PARC</text:p>
          </table:table-cell>
          <table:table-cell table:style-name="ce2" office:value-type="string" calcext:value-type="string">
            <text:p><text:a xlink:href="https://zh.wikipedia.org/wiki/伊凡·苏泽兰" xlink:type="simple">伊凡·蘇澤蘭</text:a></text:p>
          </table:table-cell>
          <table:table-cell table:style-name="ce2" office:value-type="string" calcext:value-type="string">
            <text:p><text:a xlink:href="https://zh.wikipedia.org/wiki/计算机图形学" xlink:type="simple">電腦圖形學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89年</text:p>
          </table:table-cell>
          <table:table-cell table:style-name="ce2" office:value-type="string" calcext:value-type="string">
            <text:p>數值方法</text:p>
          </table:table-cell>
          <table:table-cell table:style-name="ce2"/>
          <table:table-cell table:style-name="ce2" office:value-type="string" calcext:value-type="string">
            <text:p><text:a xlink:href="https://zh.wikipedia.org/wiki/威廉·卡韓" xlink:type="simple">威廉·卡韓</text:a></text:p>
          </table:table-cell>
          <table:table-cell table:style-name="ce2" office:value-type="string" calcext:value-type="string">
            <text:p><text:a xlink:href="https://zh.wikipedia.org/wiki/数值分析" xlink:type="simple">數值分析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0年</text:p>
          </table:table-cell>
          <table:table-cell table:style-name="ce2" office:value-type="string" calcext:value-type="string">
            <text:p>計算機結構</text:p>
          </table:table-cell>
          <table:table-cell table:style-name="ce6" office:value-type="string" calcext:value-type="string">
            <text:p><text:a xlink:href="https://zh.wikipedia.org/wiki/Multics" xlink:type="simple">Multics</text:a> </text:p>
          </table:table-cell>
          <table:table-cell table:style-name="ce2" office:value-type="string" calcext:value-type="string">
            <text:p><text:a xlink:href="https://zh.wikipedia.org/wiki/费尔南多·考巴托" xlink:type="simple">費爾南多·考巴托</text:a></text:p>
          </table:table-cell>
          <table:table-cell table:style-name="ce2" office:value-type="string" calcext:value-type="string">
            <text:p><text:a xlink:href="https://zh.wikipedia.org/wiki/CTSS" xlink:type="simple">CTSS</text:a>和<text:a xlink:href="https://zh.wikipedia.org/wiki/Multics" xlink:type="simple">Multics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1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罗宾·米尔纳" xlink:type="simple">羅賓·米爾納</text:a></text:p>
          </table:table-cell>
          <table:table-cell table:style-name="ce2" office:value-type="string" calcext:value-type="string">
            <text:p><text:a xlink:href="https://zh.wikipedia.org/w/index.php?title=LCF定理证明&amp;action=edit&amp;redlink=1" xlink:type="simple">LCF</text:a>，<text:a xlink:href="https://zh.wikipedia.org/wiki/ML語言" xlink:type="simple">ML語言</text:a>，<text:a xlink:href="https://zh.wikipedia.org/w/index.php?title=通信系统的计算&amp;action=edit&amp;redlink=1" xlink:type="simple">CCS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2年</text:p>
          </table:table-cell>
          <table:table-cell table:style-name="ce2" office:value-type="string" calcext:value-type="string">
            <text:p>計算機結構</text:p>
          </table:table-cell>
          <table:table-cell table:style-name="ce4" office:value-type="string" calcext:value-type="string">
            <text:p>PARC</text:p>
          </table:table-cell>
          <table:table-cell table:style-name="ce2" office:value-type="string" calcext:value-type="string">
            <text:p><text:a xlink:href="https://zh.wikipedia.org/wiki/巴特勒·蘭普森" xlink:type="simple">巴特勒·蘭普森</text:a></text:p>
          </table:table-cell>
          <table:table-cell table:style-name="ce2" office:value-type="string" calcext:value-type="string">
            <text:p>分散式，個人計算環境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1993年</text:p>
          </table:table-cell>
          <table:table-cell table:style-name="ce5" office:value-type="string" calcext:value-type="string" table:number-columns-spanned="1" table:number-rows-spanned="2">
            <text:p>計算理論</text:p>
          </table:table-cell>
          <table:table-cell table:style-name="ce5"/>
          <table:table-cell table:style-name="ce2" office:value-type="string" calcext:value-type="string">
            <text:p><text:a xlink:href="https://zh.wikipedia.org/wiki/尤里斯·哈特马尼斯" xlink:type="simple">尤里斯·哈特馬尼斯</text:a></text:p>
          </table:table-cell>
          <table:table-cell table:style-name="ce2" office:value-type="string" calcext:value-type="string" table:number-columns-spanned="1" table:number-rows-spanned="2">
            <text:p>計算複雜度理論</text:p>
          </table:table-cell>
          <table:table-cell table:number-columns-repeated="1019"/>
        </table:table-row>
        <table:table-row table:style-name="ro2">
          <table:covered-table-cell/>
          <table:covered-table-cell table:style-name="ce2"/>
          <table:table-cell table:style-name="ce2"/>
          <table:table-cell table:style-name="ce2" office:value-type="string" calcext:value-type="string">
            <text:p><text:a xlink:href="https://zh.wikipedia.org/wiki/理查德·斯特恩斯" xlink:type="simple">理察·斯特恩斯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1994年</text:p>
          </table:table-cell>
          <table:table-cell table:style-name="ce2" office:value-type="string" calcext:value-type="string">
            <text:p>人工智慧</text:p>
          </table:table-cell>
          <table:table-cell table:style-name="ce2"/>
          <table:table-cell table:style-name="ce2" office:value-type="string" calcext:value-type="string">
            <text:p><text:a xlink:href="https://zh.wikipedia.org/wiki/爱德华·费根鲍姆" xlink:type="simple">愛德華·費根鮑姆</text:a></text:p>
          </table:table-cell>
          <table:table-cell table:style-name="ce2" office:value-type="string" calcext:value-type="string" table:number-columns-spanned="1" table:number-rows-spanned="2">
            <text:p>大規模人工智慧系統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人工智慧</text:p>
          </table:table-cell>
          <table:table-cell/>
          <table:table-cell table:style-name="ce2" office:value-type="string" calcext:value-type="string">
            <text:p><text:a xlink:href="https://zh.wikipedia.org/wiki/拉吉·瑞迪" xlink:type="simple">拉吉·瑞迪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1995年</text:p>
          </table:table-cell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曼纽尔·布卢姆" xlink:type="simple">曼紐爾·布盧姆</text:a></text:p>
          </table:table-cell>
          <table:table-cell table:style-name="ce2" office:value-type="string" calcext:value-type="string">
            <text:p>計算複雜度理論，及其在<text:a xlink:href="https://zh.wikipedia.org/wiki/密码学" xlink:type="simple">密碼學</text:a>和程式校驗上的應用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6年</text:p>
          </table:table-cell>
          <table:table-cell table:style-name="ce2" office:value-type="string" calcext:value-type="string">
            <text:p>軟體工程</text:p>
          </table:table-cell>
          <table:table-cell table:style-name="ce2"/>
          <table:table-cell table:style-name="ce2" office:value-type="string" calcext:value-type="string">
            <text:p><text:a xlink:href="https://zh.wikipedia.org/wiki/阿米尔·伯努利" xlink:type="simple">阿米爾·伯努利</text:a></text:p>
          </table:table-cell>
          <table:table-cell table:style-name="ce2" office:value-type="string" calcext:value-type="string">
            <text:p><text:a xlink:href="https://zh.wikipedia.org/wiki/时序逻辑" xlink:type="simple">時序邏輯</text:a>，程式與系統<text:a xlink:href="https://zh.wikipedia.org/w/index.php?title=验证&amp;action=edit&amp;redlink=1" xlink:type="simple">驗證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7年</text:p>
          </table:table-cell>
          <table:table-cell table:style-name="ce2" office:value-type="string" calcext:value-type="string">
            <text:p>人機介面</text:p>
          </table:table-cell>
          <table:table-cell table:style-name="ce4" office:value-type="string" calcext:value-type="string">
            <text:p>PARC</text:p>
          </table:table-cell>
          <table:table-cell table:style-name="ce2" office:value-type="string" calcext:value-type="string">
            <text:p><text:a xlink:href="https://zh.wikipedia.org/wiki/道格拉斯·恩格尔巴特" xlink:type="simple">道格拉斯·恩格爾巴特</text:a></text:p>
          </table:table-cell>
          <table:table-cell table:style-name="ce2" office:value-type="string" calcext:value-type="string">
            <text:p>互動計算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8年</text:p>
          </table:table-cell>
          <table:table-cell table:style-name="ce2" office:value-type="string" calcext:value-type="string">
            <text:p>資料庫</text:p>
          </table:table-cell>
          <table:table-cell table:style-name="ce2"/>
          <table:table-cell table:style-name="ce2" office:value-type="string" calcext:value-type="string">
            <text:p><text:a xlink:href="https://zh.wikipedia.org/wiki/詹姆斯·尼古拉·格雷" xlink:type="simple">詹姆斯·尼古拉·格雷</text:a></text:p>
          </table:table-cell>
          <table:table-cell table:style-name="ce2" office:value-type="string" calcext:value-type="string">
            <text:p>資料庫與事務處理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999年</text:p>
          </table:table-cell>
          <table:table-cell table:style-name="ce2" office:value-type="string" calcext:value-type="string">
            <text:p>作業系統</text:p>
          </table:table-cell>
          <table:table-cell table:style-name="ce2"/>
          <table:table-cell table:style-name="ce2" office:value-type="string" calcext:value-type="string">
            <text:p><text:a xlink:href="https://zh.wikipedia.org/wiki/弗雷德里克·布鲁克斯" xlink:type="simple">弗雷德里克·布魯克斯</text:a></text:p>
          </table:table-cell>
          <table:table-cell table:style-name="ce2" office:value-type="string" calcext:value-type="string">
            <text:p><text:a xlink:href="https://zh.wikipedia.org/wiki/计算机体系结构" xlink:type="simple">電腦體系結構</text:a>，<text:a xlink:href="https://zh.wikipedia.org/wiki/操作系统" xlink:type="simple">作業系統</text:a>，<text:a xlink:href="https://zh.wikipedia.org/wiki/软件工程" xlink:type="simple">軟體工程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00年</text:p>
          </table:table-cell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姚期智" xlink:type="simple">姚期智</text:a></text:p>
          </table:table-cell>
          <table:table-cell table:style-name="ce2" office:value-type="string" calcext:value-type="string">
            <text:p>計算理論，包括<text:a xlink:href="https://zh.wikipedia.org/wiki/伪随机数" xlink:type="simple">偽亂數</text:a>生成，密碼學與通信複雜度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2001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奥利-约翰·达尔" xlink:type="simple">奧利-約翰·達爾</text:a></text:p>
          </table:table-cell>
          <table:table-cell table:style-name="ce2" office:value-type="string" calcext:value-type="string" table:number-columns-spanned="1" table:number-rows-spanned="2">
            <text:p><text:a xlink:href="https://zh.wikipedia.org/wiki/面向对象编程" xlink:type="simple">物件導向編程</text:a>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程式語言</text:p>
          </table:table-cell>
          <table:table-cell/>
          <table:table-cell table:style-name="ce2" office:value-type="string" calcext:value-type="string">
            <text:p><text:a xlink:href="https://zh.wikipedia.org/wiki/克利斯登·奈加特" xlink:type="simple">克利斯登·奈加特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2002年</text:p>
          </table:table-cell>
          <table:table-cell table:style-name="ce2" office:value-type="string" calcext:value-type="string">
            <text:p>密碼學</text:p>
          </table:table-cell>
          <table:table-cell table:style-name="ce2"/>
          <table:table-cell table:style-name="ce2" office:value-type="string" calcext:value-type="string">
            <text:p><text:a xlink:href="https://zh.wikipedia.org/wiki/罗纳德·李维斯特" xlink:type="simple">羅納德·李維斯特</text:a></text:p>
          </table:table-cell>
          <table:table-cell table:style-name="ce2" office:value-type="string" calcext:value-type="string" table:number-columns-spanned="1" table:number-rows-spanned="3">
            <text:p><text:a xlink:href="https://zh.wikipedia.org/wiki/公钥密码学" xlink:type="simple">公鑰密碼學</text:a>（<text:a xlink:href="https://zh.wikipedia.org/wiki/RSA加密演算法" xlink:type="simple">RSA加密演算法</text:a>）</text:p>
          </table:table-cell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密碼學</text:p>
          </table:table-cell>
          <table:table-cell table:style-name="ce2"/>
          <table:table-cell table:style-name="ce2" office:value-type="string" calcext:value-type="string">
            <text:p><text:a xlink:href="https://zh.wikipedia.org/wiki/阿迪·萨莫尔" xlink:type="simple">阿迪·薩莫爾</text:a>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table:style-name="ce2" office:value-type="string" calcext:value-type="string">
            <text:p>密碼學</text:p>
          </table:table-cell>
          <table:table-cell table:style-name="ce2"/>
          <table:table-cell table:style-name="ce2" office:value-type="string" calcext:value-type="string">
            <text:p><text:a xlink:href="https://zh.wikipedia.org/wiki/伦纳德·阿德曼" xlink:type="simple">倫納德·阿德曼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2003年</text:p>
          </table:table-cell>
          <table:table-cell table:style-name="ce2" office:value-type="string" calcext:value-type="string">
            <text:p>程式語言</text:p>
          </table:table-cell>
          <table:table-cell table:style-name="ce2" office:value-type="string" calcext:value-type="string">
            <text:p>PARC</text:p>
          </table:table-cell>
          <table:table-cell table:style-name="ce2" office:value-type="string" calcext:value-type="string">
            <text:p><text:a xlink:href="https://zh.wikipedia.org/wiki/艾伦·凯" xlink:type="simple">艾倫·凱</text:a></text:p>
          </table:table-cell>
          <table:table-cell table:style-name="ce2" office:value-type="string" calcext:value-type="string">
            <text:p><text:a xlink:href="https://zh.wikipedia.org/wiki/面向对象编程" xlink:type="simple">物件導向編程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2004年</text:p>
          </table:table-cell>
          <table:table-cell office:value-type="string" calcext:value-type="string">
            <text:p>網路</text:p>
          </table:table-cell>
          <table:table-cell table:style-name="ce2"/>
          <table:table-cell table:style-name="ce2" office:value-type="string" calcext:value-type="string">
            <text:p><text:a xlink:href="https://zh.wikipedia.org/wiki/文特·瑟夫" xlink:type="simple">文特·瑟夫</text:a></text:p>
          </table:table-cell>
          <table:table-cell table:style-name="ce2" office:value-type="string" calcext:value-type="string" table:number-columns-spanned="1" table:number-rows-spanned="2">
            <text:p><text:a xlink:href="https://zh.wikipedia.org/wiki/TCP/IP" xlink:type="simple">TCP/IP</text:a>協定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網路</text:p>
          </table:table-cell>
          <table:table-cell/>
          <table:table-cell table:style-name="ce2" office:value-type="string" calcext:value-type="string">
            <text:p><text:a xlink:href="https://zh.wikipedia.org/wiki/罗伯特·卡恩" xlink:type="simple">羅伯特·卡恩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2005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彼得·诺尔" xlink:type="simple">彼得·諾爾</text:a></text:p>
          </table:table-cell>
          <table:table-cell table:style-name="ce2" office:value-type="string" calcext:value-type="string">
            <text:p><text:a xlink:href="https://zh.wikipedia.org/wiki/Algol_60" xlink:type="simple">Algol 60</text:a>語言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06年</text:p>
          </table:table-cell>
          <table:table-cell table:style-name="ce2" office:value-type="string" calcext:value-type="string">
            <text:p>編譯器</text:p>
          </table:table-cell>
          <table:table-cell table:style-name="ce2"/>
          <table:table-cell table:style-name="ce2" office:value-type="string" calcext:value-type="string">
            <text:p><text:a xlink:href="https://zh.wikipedia.org/wiki/法蘭·艾倫" xlink:type="simple">法蘭西斯·艾倫</text:a></text:p>
          </table:table-cell>
          <table:table-cell table:style-name="ce2" office:value-type="string" calcext:value-type="string">
            <text:p>優化編譯器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3">
            <text:p>2007年</text:p>
          </table:table-cell>
          <table:table-cell table:style-name="ce2" office:value-type="string" calcext:value-type="string">
            <text:p>軟體工程</text:p>
          </table:table-cell>
          <table:table-cell table:style-name="ce2"/>
          <table:table-cell table:style-name="ce2" office:value-type="string" calcext:value-type="string">
            <text:p><text:a xlink:href="https://zh.wikipedia.org/wiki/爱德蒙·克拉克" xlink:type="simple">愛德蒙·克拉克</text:a></text:p>
          </table:table-cell>
          <table:table-cell table:style-name="ce2" office:value-type="string" calcext:value-type="string" table:number-columns-spanned="1" table:number-rows-spanned="3">
            <text:p>開發自動化方法檢測電腦硬體和軟體中的設計錯誤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軟體工程</text:p>
          </table:table-cell>
          <table:table-cell/>
          <table:table-cell table:style-name="ce2" office:value-type="string" calcext:value-type="string">
            <text:p><text:a xlink:href="https://zh.wikipedia.org/wiki/艾伦·爱默生" xlink:type="simple">艾倫·愛默生</text:a></text:p>
          </table:table-cell>
          <table:covered-table-cell/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軟體工程</text:p>
          </table:table-cell>
          <table:table-cell/>
          <table:table-cell table:style-name="ce2" office:value-type="string" calcext:value-type="string">
            <text:p><text:a xlink:href="https://zh.wikipedia.org/wiki/约瑟夫·斯发基斯" xlink:type="simple">約瑟夫·斯發基斯</text:a></text:p>
          </table:table-cell>
          <table:covered-table-cell/>
          <table:table-cell table:number-columns-repeated="1019"/>
        </table:table-row>
        <table:table-row table:style-name="ro2">
          <table:table-cell table:style-name="ce2" office:value-type="string" calcext:value-type="string">
            <text:p>2008年</text:p>
          </table:table-cell>
          <table:table-cell table:style-name="ce2" office:value-type="string" calcext:value-type="string">
            <text:p>程式語言</text:p>
          </table:table-cell>
          <table:table-cell table:style-name="ce2"/>
          <table:table-cell table:style-name="ce2" office:value-type="string" calcext:value-type="string">
            <text:p><text:a xlink:href="https://zh.wikipedia.org/wiki/芭芭拉·利斯科夫" xlink:type="simple">芭芭拉·利斯科夫</text:a></text:p>
          </table:table-cell>
          <table:table-cell table:style-name="ce2" office:value-type="string" calcext:value-type="string">
            <text:p>程式語言和系統設計的實踐與理論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09年</text:p>
          </table:table-cell>
          <table:table-cell table:style-name="ce2" office:value-type="string" calcext:value-type="string">
            <text:p>計算機結構</text:p>
          </table:table-cell>
          <table:table-cell table:style-name="ce2"/>
          <table:table-cell table:style-name="ce2" office:value-type="string" calcext:value-type="string">
            <text:p><text:a xlink:href="https://zh.wikipedia.org/wiki/查尔斯·萨克尔" xlink:type="simple">查爾斯·薩克爾</text:a></text:p>
          </table:table-cell>
          <table:table-cell table:style-name="ce2" office:value-type="string" calcext:value-type="string">
            <text:p>幫助設計、製造第一款現代PC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10年</text:p>
          </table:table-cell>
          <table:table-cell table:style-name="ce2" office:value-type="string" calcext:value-type="string">
            <text:p>計算理論</text:p>
          </table:table-cell>
          <table:table-cell table:style-name="ce2"/>
          <table:table-cell table:style-name="ce2" office:value-type="string" calcext:value-type="string">
            <text:p><text:a xlink:href="https://zh.wikipedia.org/wiki/莱斯利·瓦伦特" xlink:type="simple">萊斯利·瓦倫特</text:a></text:p>
          </table:table-cell>
          <table:table-cell table:style-name="ce2" office:value-type="string" calcext:value-type="string">
            <text:p>對眾多<text:a xlink:href="https://zh.wikipedia.org/wiki/计算理论" xlink:type="simple">計算理論</text:a>所做的變革性的貢獻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11年</text:p>
          </table:table-cell>
          <table:table-cell table:style-name="ce2" office:value-type="string" calcext:value-type="string">
            <text:p>人工智慧</text:p>
          </table:table-cell>
          <table:table-cell table:style-name="ce2"/>
          <table:table-cell table:style-name="ce2" office:value-type="string" calcext:value-type="string">
            <text:p><text:a xlink:href="https://zh.wikipedia.org/wiki/朱迪亚·珀尔" xlink:type="simple">朱迪亞·珀爾</text:a></text:p>
          </table:table-cell>
          <table:table-cell table:style-name="ce2" office:value-type="string" calcext:value-type="string">
            <text:p>通過<text:a xlink:href="https://zh.wikipedia.org/wiki/概率论" xlink:type="simple">機率論</text:a>和<text:a xlink:href="https://zh.wikipedia.org/w/index.php?title=因果推理&amp;action=edit&amp;redlink=1" xlink:type="simple">因果推理</text:a>對<text:a xlink:href="https://zh.wikipedia.org/wiki/人工智能" xlink:type="simple">人工智慧</text:a>領域作出的根本性貢獻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1" table:number-rows-spanned="2">
            <text:p>2012年</text:p>
          </table:table-cell>
          <table:table-cell table:style-name="ce5" office:value-type="string" calcext:value-type="string" table:number-columns-spanned="1" table:number-rows-spanned="2">
            <text:p>計算理論</text:p>
          </table:table-cell>
          <table:table-cell table:style-name="ce5"/>
          <table:table-cell table:style-name="ce2" office:value-type="string" calcext:value-type="string">
            <text:p><text:a xlink:href="https://zh.wikipedia.org/wiki/莎菲·戈德瓦塞尔" xlink:type="simple">莎菲·戈德瓦塞爾</text:a></text:p>
          </table:table-cell>
          <table:table-cell table:style-name="ce2" office:value-type="string" calcext:value-type="string" table:number-columns-spanned="1" table:number-rows-spanned="2">
            <text:p>在密碼科學領域裡，於複雜理論的基礎之上，做出變革性工作；並領先發展出新的具有數學可證明性的有效驗證機制<text:a xlink:href="https://zh.wikipedia.org/wiki/图灵奖#cite_note-4" xlink:type="simple">[4]</text:a></text:p>
          </table:table-cell>
          <table:table-cell table:number-columns-repeated="1019"/>
        </table:table-row>
        <table:table-row table:style-name="ro2">
          <table:covered-table-cell/>
          <table:covered-table-cell table:style-name="ce2"/>
          <table:table-cell table:style-name="ce2"/>
          <table:table-cell table:style-name="ce2" office:value-type="string" calcext:value-type="string">
            <text:p><text:a xlink:href="https://zh.wikipedia.org/wiki/希爾維奧·米卡利" xlink:type="simple">希爾維奧·米卡利</text:a></text:p>
          </table:table-cell>
          <table:covered-table-cell/>
          <table:table-cell table:number-columns-repeated="1019"/>
        </table:table-row>
        <table:table-row table:style-name="ro4">
          <table:table-cell table:style-name="ce2" office:value-type="string" calcext:value-type="string">
            <text:p>2013年</text:p>
          </table:table-cell>
          <table:table-cell table:style-name="ce4"/>
          <table:table-cell table:style-name="ce2"/>
          <table:table-cell table:style-name="ce2" office:value-type="string" calcext:value-type="string">
            <text:p><text:a xlink:href="https://zh.wikipedia.org/wiki/莱斯利·兰波特" xlink:type="simple">萊斯利·蘭波特</text:a></text:p>
          </table:table-cell>
          <table:table-cell table:style-name="ce2" office:value-type="string" calcext:value-type="string">
            <text:p>對於分散式及並形系統的理論與實踐具有基礎性貢獻，尤其是諸如因果邏輯時序（causality and logical clocks）、安全性與存活度（safety and liveness）、複製狀態機（replicated state machines）及<text:a xlink:href="https://zh.wikipedia.org/w/index.php?title=循序一致性&amp;action=edit&amp;redlink=1" xlink:type="simple">循序一致性</text:a>（sequential consistency）等理論概念的發明<text:a xlink:href="https://zh.wikipedia.org/wiki/图灵奖#cite_note-5" xlink:type="simple">[5]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2014年</text:p>
          </table:table-cell>
          <table:table-cell table:style-name="ce2" office:value-type="string" calcext:value-type="string">
            <text:p>資料庫</text:p>
          </table:table-cell>
          <table:table-cell table:style-name="ce2"/>
          <table:table-cell table:style-name="ce2" office:value-type="string" calcext:value-type="string">
            <text:p><text:a xlink:href="https://zh.wikipedia.org/wiki/迈克尔·斯通布雷克" xlink:type="simple">麥可·斯通布雷克</text:a></text:p>
          </table:table-cell>
          <table:table-cell table:style-name="ce2" office:value-type="string" calcext:value-type="string">
            <text:p>對現代資料庫的概念和實踐作出的根本性貢獻</text:p>
          </table:table-cell>
          <table:table-cell table:number-columns-repeated="1019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08:11:40.012000000</meta:creation-date>
    <dc:date>2016-01-24T09:18:06.185000000</dc:date>
    <meta:editing-duration>PT50M32S</meta:editing-duration>
    <meta:editing-cycles>3</meta:editing-cycles>
    <meta:generator>LibreOffice/4.4.1.2$Windows_x86 LibreOffice_project/45e2de17089c24a1fa810c8f975a7171ba4cd432</meta:generator>
    <meta:document-statistic meta:table-count="1" meta:cell-count="235" meta:object-count="0"/>
  </office:meta>
</office:document-meta>
</file>